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 fo:margin-bottom="8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center" fo:margin-bottom="8.00pt"/>
    </style:style>
    <style:style style:name="P10" style:family="paragraph">
      <style:paragraph-properties fo:line-height="100.00%" fo:text-align="justify" fo:margin-bottom="8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center" fo:margin-bottom="8.00pt"/>
    </style: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bottom="8.00pt"/>
    </style:style>
    <style:style style:name="P18" style:family="paragraph">
      <style:paragraph-properties fo:line-height="100.00%" fo:text-align="center"/>
    </style:style>
  </office:automatic-styles>
  <office:body>
    <office:text>
      <text:p text:style-name="P1"><text:span text:style-name="T1">FACULDADE ANHANGUERA SOROCABA</text:span></text:p>
      <text:p text:style-name="P1"><text:span text:style-name="T1"/></text:p>
      <text:p text:style-name="P1"><text:span text:style-name="T1">CURSO DE ANÁLISE E DESENVOLVIMENTO DE SISTEMAS</text:span></text:p>
      <text:p text:style-name="P1"><text:span text:style-name="T1"/></text:p>
      <text:p text:style-name="P1"><text:span text:style-name="T2">Carlos Ambrizi</text:span></text:p>
      <text:p text:style-name="P1"><text:span text:style-name="T2">Matheus</text:span></text:p>
      <text:p text:style-name="P1"><text:span text:style-name="T2">Kayke</text:span></text:p>
      <text:p text:style-name="P1"><text:span text:style-name="T3"/></text:p>
      <text:p text:style-name="P1"><text:span text:style-name="T3"/></text:p>
      <text:p text:style-name="P1"><text:span text:style-name="T4">MONOGRÁFIA PROJETO INTEGRADO</text:span></text:p>
      <text:p text:style-name="P1"><text:span text:style-name="T5"/></text:p>
      <text:p text:style-name="P2"><text:span text:style-name="T5"/></text:p>
      <text:p text:style-name="P2"><text:span text:style-name="T5"/></text:p>
      <text:p text:style-name="P2"><text:span text:style-name="T6">Descrição do projeto:<text:s/></text:span><text:span text:style-name="T7">Fazer um website para o cliente Thiago dos Santos Gonçalves, detalhes exigidos pelo cliente:</text:span></text:p>
      <text:p text:style-name="P2"><text:span text:style-name="T8"/></text:p>
      <text:p text:style-name="P2"><text:span text:style-name="T9">° website deve conter página home com informações de boas vindas e layout personalizado da empresa.</text:span></text:p>
      <text:p text:style-name="P2"><text:span text:style-name="T10"/></text:p>
      <text:p text:style-name="P2"><text:span text:style-name="T11">° o cliente solicitou um banco de dados para salvar informações tanto de seus clientes quanto de prestadores de serviços.</text:span></text:p>
      <text:p text:style-name="P2"><text:span text:style-name="T12"/></text:p>
      <text:p text:style-name="P2"><text:span text:style-name="T13">° um portal de acesso para ver todas as informações de prestadores de serviço.</text:span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3"><text:span text:style-name="T15">SOROCABA/SP</text:span></text:p>
      <text:p text:style-name="P3"><text:span text:style-name="T15">2022</text:span></text:p>
      <text:p text:style-name="P3"><text:span text:style-name="T15">CARLOS AMBRIZI</text:span></text:p>
      <text:p text:style-name="P3"><text:span text:style-name="T15">MATHEUS</text:span></text:p>
      <text:p text:style-name="P3"><text:span text:style-name="T15">KAYKE</text:span></text:p>
      <text:p text:style-name="P3"><text:span text:style-name="T15"/></text:p>
      <text:p text:style-name="P3"><text:span text:style-name="T15"/></text:p>
      <text:p text:style-name="P4"><text:span text:style-name="T16">LEVANTAMENTO DE REQUISITOS</text:span></text:p>
      <text:p text:style-name="P4"><text:span text:style-name="T16"/></text:p>
      <text:list text:style-name="L5">
        <text:list-item>
          <text:p text:style-name="P5"><text:span text:style-name="T17">Cadastro de clientes</text:span><text:span text:style-name="T18"/></text:p>
        </text:list-item>
        <text:list-item>
          <text:p text:style-name="P5"><text:span text:style-name="T19">Cadastro de prestadores de serviço</text:span><text:span text:style-name="T20"/></text:p>
        </text:list-item>
        <text:list-item>
          <text:p text:style-name="P5"><text:span text:style-name="T21">Informar orçamentos</text:span><text:span text:style-name="T22"/></text:p>
        </text:list-item>
      </text:list>
      <text:p text:style-name="P6"><text:span text:style-name="T22"/></text:p>
      <text:p text:style-name="P6"><text:span text:style-name="T23"/></text:p>
      <text:p text:style-name="P7"><text:span text:style-name="T24">SOROCABA/SP</text:span></text:p>
      <text:p text:style-name="P7"><text:span text:style-name="T24">2022</text:span></text:p>
      <text:p text:style-name="P8"><text:span text:style-name="T24"/></text:p>
      <text:p text:style-name="P9"><text:span text:style-name="T25">DOCUMENTO DE REQUISITOS</text:span><text:span text:style-name="T26"/></text:p>
      <text:p text:style-name="P9"><text:span text:style-name="T27"/></text:p>
      <text:p text:style-name="P10"><text:span text:style-name="T27">1. CADASTRAR CLIENTES</text:span></text:p>
      <text:p text:style-name="P10"><text:span text:style-name="T27"/></text:p>
      <text:p text:style-name="P10"><text:span text:style-name="T28">Descrição</text:span></text:p>
      <text:p text:style-name="P10"><text:span text:style-name="T29">Armazenar informações dos clientes (nome, endereço, e-mail, telefone)</text:span></text:p>
      <text:p text:style-name="P11"><text:span text:style-name="T30"/></text:p>
      <text:p text:style-name="P11"><text:span text:style-name="T30">Fonte</text:span></text:p>
      <text:p text:style-name="P11"><text:span text:style-name="T31">Dono da empresa</text:span></text:p>
      <text:p text:style-name="P11"><text:span text:style-name="T32"/></text:p>
      <text:p text:style-name="P11"><text:span text:style-name="T32">Usuário</text:span></text:p>
      <text:p text:style-name="P11"><text:span text:style-name="T33">Cliente</text:span></text:p>
      <text:p text:style-name="P11"><text:span text:style-name="T34"/></text:p>
      <text:p text:style-name="P11"><text:span text:style-name="T34">Informações de entrada</text:span></text:p>
      <text:p text:style-name="P11"><text:span text:style-name="T35">Nome, endereço, e-mail, telefone</text:span></text:p>
      <text:p text:style-name="P11"><text:span text:style-name="T36"/></text:p>
      <text:p text:style-name="P11"><text:span text:style-name="T36">Informações de saída</text:span></text:p>
      <text:p text:style-name="P11"><text:span text:style-name="T37">Não identificado</text:span></text:p>
      <text:p text:style-name="P11"><text:span text:style-name="T38"/></text:p>
      <text:p text:style-name="P11"><text:span text:style-name="T38">Restrições lógicas</text:span></text:p>
      <text:p text:style-name="P11"><text:span text:style-name="T39">Não identificado</text:span></text:p>
      <text:p text:style-name="P11"><text:span text:style-name="T40"/></text:p>
      <text:p text:style-name="P11"><text:span text:style-name="T40">Restrições tecnológicas </text:span></text:p>
      <text:p text:style-name="P11"><text:span text:style-name="T41">Não identificado</text:span></text:p>
      <text:p text:style-name="P11"><text:span text:style-name="T41"/></text:p>
      <text:p text:style-name="P11"><text:span text:style-name="T41"/></text:p>
      <text:p text:style-name="P11"><text:span text:style-name="T42">2. CADASTRO DE PRESTADOR DE SERVIÇO</text:span></text:p>
      <text:p text:style-name="P11"><text:span text:style-name="T42"/></text:p>
      <text:p text:style-name="P11"><text:span text:style-name="T43">Descrição</text:span><text:span text:style-name="T44"/></text:p>
      <text:p text:style-name="P11"><text:span text:style-name="T45">Armazenar informações dos prestadores (Nome, RG, CPF, endereço, e-mail, telefone)</text:span></text:p>
      <text:p text:style-name="P11"><text:span text:style-name="T46"/></text:p>
      <text:p text:style-name="P11"><text:span text:style-name="T47">Fonte</text:span><text:span text:style-name="T48"/></text:p>
      <text:p text:style-name="P11"><text:span text:style-name="T49">Dono da empresa</text:span></text:p>
      <text:p text:style-name="P11"><text:span text:style-name="T50"/></text:p>
      <text:p text:style-name="P11"><text:span text:style-name="T51">Usuário</text:span><text:span text:style-name="T52"/></text:p>
      <text:p text:style-name="P11"><text:span text:style-name="T53">Prestador de serviço</text:span></text:p>
      <text:p text:style-name="P11"><text:span text:style-name="T54"/></text:p>
      <text:p text:style-name="P11"><text:span text:style-name="T55">Informações</text:span><text:span text:style-name="T56"><text:s/>d</text:span><text:span text:style-name="T57">e entrada</text:span><text:span text:style-name="T58"/></text:p>
      <text:p text:style-name="P11"><text:span text:style-name="T59">Nome, RG, CPF, endereço, e-mail, telefone</text:span></text:p>
      <text:p text:style-name="P11"><text:span text:style-name="T60"/></text:p>
      <text:p text:style-name="P11"><text:span text:style-name="T61">Informações de saída</text:span></text:p>
      <text:p text:style-name="P11"><text:span text:style-name="T62">Não identificado</text:span></text:p>
      <text:p text:style-name="P11"><text:span text:style-name="T63"/></text:p>
      <text:p text:style-name="P11"><text:span text:style-name="T64">Restrições lógicas</text:span></text:p>
      <text:p text:style-name="P11"><text:span text:style-name="T65">Não identificado</text:span></text:p>
      <text:p text:style-name="P11"><text:span text:style-name="T66"/></text:p>
      <text:p text:style-name="P11"><text:span text:style-name="T67">Restrições tecnológicas</text:span></text:p>
      <text:p text:style-name="P11"><text:span text:style-name="T68">Não identificado</text:span></text:p>
      <text:p text:style-name="P11"><text:span text:style-name="T68"/></text:p>
      <text:p text:style-name="P11"><text:span text:style-name="T68"/></text:p>
      <text:p text:style-name="P11"><text:span text:style-name="T68"/></text:p>
      <text:p text:style-name="P11"><text:span text:style-name="T68"/></text:p>
      <text:p text:style-name="P11"><text:span text:style-name="T69">3. INFORMAR ORÇAMENTOS</text:span><text:span text:style-name="T70"/></text:p>
      <text:p text:style-name="P11"><text:span text:style-name="T71"/></text:p>
      <text:p text:style-name="P11"><text:span text:style-name="T72">Descrição</text:span><text:span text:style-name="T73"/></text:p>
      <text:p text:style-name="P11"><text:span text:style-name="T74">O site deve informar ao cliente a estimativa do orçamento para o cliente</text:span></text:p>
      <text:p text:style-name="P11"><text:span text:style-name="T75"/></text:p>
      <text:p text:style-name="P11"><text:span text:style-name="T75">Fonte</text:span></text:p>
      <text:p text:style-name="P11"><text:span text:style-name="T76">Dono da empresa</text:span></text:p>
      <text:p text:style-name="P11"><text:span text:style-name="T77"/></text:p>
      <text:p text:style-name="P11"><text:span text:style-name="T77">Usuário</text:span></text:p>
      <text:p text:style-name="P11"><text:span text:style-name="T78">Cliente</text:span></text:p>
      <text:p text:style-name="P11"><text:span text:style-name="T79"/></text:p>
      <text:p text:style-name="P11"><text:span text:style-name="T79">Informações de entrada</text:span></text:p>
      <text:p text:style-name="P11"><text:span text:style-name="T80">Local da retirada, local do destino</text:span></text:p>
      <text:p text:style-name="P11"><text:span text:style-name="T81"/></text:p>
      <text:p text:style-name="P11"><text:span text:style-name="T81">Informações de saída</text:span></text:p>
      <text:p text:style-name="P11"><text:span text:style-name="T82">Orçamento</text:span></text:p>
      <text:p text:style-name="P11"><text:span text:style-name="T82"/></text:p>
      <text:p text:style-name="P11"><text:span text:style-name="T83">Restrições lógicas</text:span></text:p>
      <text:p text:style-name="P11"><text:span text:style-name="T84">Não identificado</text:span></text:p>
      <text:p text:style-name="P11"><text:span text:style-name="T85"/></text:p>
      <text:p text:style-name="P11"><text:span text:style-name="T85">Restrições tecnológicas</text:span></text:p>
      <text:p text:style-name="P11"><text:span text:style-name="T86">Não identificado</text:span></text:p>
      <text:p text:style-name="P11"><text:span text:style-name="T86"/></text:p>
      <text:p text:style-name="P11"><text:span text:style-name="T86"/></text:p>
      <text:p text:style-name="P12"><text:span text:style-name="T87">SOROCABA/SP</text:span></text:p>
      <text:p text:style-name="P12"><text:span text:style-name="T87">2022</text:span></text:p>
      <text:p text:style-name="P13"><text:span text:style-name="T88"/></text:p>
      <text:p text:style-name="P13"><text:span text:style-name="T88"/></text:p>
      <text:p text:style-name="P14"><text:span text:style-name="T89">REQUISITOS FUNCIONAIS</text:span></text:p>
      <text:p text:style-name="P15"><text:span text:style-name="T89">1.<text:s/></text:span><text:span text:style-name="T90">Cadastrar clientes</text:span><text:span text:style-name="T91"/></text:p>
      <text:p text:style-name="P15"><text:span text:style-name="T92">2.<text:s/></text:span><text:span text:style-name="T93">Cadastrar prestadores de serviços</text:span><text:span text:style-name="T94"/></text:p>
      <text:p text:style-name="P15"><text:span text:style-name="T94">3.<text:s/></text:span><text:span text:style-name="T95">Gerar orçamento</text:span></text:p>
      <text:p text:style-name="P15"><text:span text:style-name="T95"/></text:p>
      <text:p text:style-name="P15"><text:span text:style-name="T95"/></text:p>
      <text:p text:style-name="P16"><text:span text:style-name="T96">SOROCABA/SP</text:span></text:p>
      <text:p text:style-name="P16"><text:span text:style-name="T96">2022</text:span></text:p>
      <text:p text:style-name="P17"><text:span text:style-name="T97"/></text:p>
      <text:p text:style-name="P18"><text:span text:style-name="T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